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text-align="center" style:justify-single-word="false"/>
    </style:style>
    <style:style style:name="P3" style:family="paragraph" style:parent-style-name="Text_20_body">
      <style:paragraph-properties fo:text-align="justify" style:justify-single-word="false"/>
    </style:style>
    <style:style style:name="fr1" style:family="graphic" style:parent-style-name="Graphics">
      <style:graphic-properties fo:margin-left="0cm" fo:margin-right="0cm" fo:margin-top="0.053cm" fo:margin-bottom="0.053cm" style:vertical-pos="top" style:vertical-rel="baseline" fo:padding="0cm" fo:border="0.002cm solid #3030ff"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o desabilitar autorun no Windows XP</text:h>
      <text:p text:style-name="Text_20_body"/>
      <text:p text:style-name="P3">Sabe quando uma coisa é feita com a intenção de facilitar, mas acaba prejudicando? É o caso do <text:span text:style-name="Emphasis">autorun</text:span> habilitado por padrão no Windows XP para qualquer mídia ou dispositivo removível conectado ao computador. Quem aqui nunca se deparou com um pendrive infectado por um vírus, onde havia um arquivo <text:span text:style-name="Strong_20_Emphasis"><text:span text:style-name="Emphasis">autorun.inf</text:span></text:span> apontando a execução dele?</text:p>
      <text:p text:style-name="Text_20_body">Então, em nome da segurança, deve-se desabilitar a reprodução automática.</text:p>
      <text:list xml:id="list1635141848" text:style-name="L1">
        <text:list-item>
          <text:p text:style-name="P1"><text:bookmark text:name="more-1130"/>No menu iniciar, clique em <text:span text:style-name="Strong_20_Emphasis">Executar</text:span>, digite <text:span text:style-name="Strong_20_Emphasis">gpedit.msc</text:span> e clique em OK. </text:p>
          <text:p text:style-name="P2"><draw:frame draw:style-name="fr1" draw:name="figura2" text:anchor-type="as-char" svg:width="10.557cm" svg:height="5.636cm" draw:z-index="0"><draw:image xlink:href="http://www.tecnosapiens.com.br/home/wp-content/uploads/2009/01/executar.jpg" xlink:type="simple" xlink:show="embed" xlink:actuate="onLoad"/><svg:title>executar</svg:title></draw:frame></text:p>
        </text:list-item>
        <text:list-item>
          <text:p text:style-name="P1">Na tela que se abre, na coluna esquerda, abaixo de <text:span text:style-name="Strong_20_Emphasis">Configuração do computador</text:span>, dê duplo clique em <text:span text:style-name="Strong_20_Emphasis">Modelos administrativos</text:span>, e em seguida em <text:span text:style-name="Strong_20_Emphasis">Sistema</text:span>. </text:p>
          <text:p text:style-name="P2"><draw:frame draw:style-name="fr1" draw:name="figura3" text:anchor-type="as-char" svg:width="6.218cm" svg:height="5.821cm" draw:z-index="1"><draw:image xlink:href="http://www.tecnosapiens.com.br/home/wp-content/uploads/2009/01/left.jpg" xlink:type="simple" xlink:show="embed" xlink:actuate="onLoad"/><svg:title>left</svg:title></draw:frame></text:p>
        </text:list-item>
        <text:list-item>
          <text:p text:style-name="P1">Procure na coluna direita o item <text:span text:style-name="Strong_20_Emphasis">Desativar AutoExecutar</text:span> e dê duplo clique. </text:p>
          <text:p text:style-name="P2"><text:soft-page-break/><draw:frame draw:style-name="fr1" draw:name="figura4" text:anchor-type="as-char" svg:width="12.25cm" svg:height="8.625cm" draw:z-index="2"><draw:image xlink:href="http://www.tecnosapiens.com.br/home/wp-content/uploads/2009/01/autorun_desativar.jpg" xlink:type="simple" xlink:show="embed" xlink:actuate="onLoad"/><svg:title>autorun_desativar</svg:title></draw:frame></text:p>
        </text:list-item>
        <text:list-item>
          <text:p text:style-name="P1">O último passo é selecionar a opção <text:span text:style-name="Strong_20_Emphasis">Ativado</text:span>, e onde está escrito <text:span text:style-name="Strong_20_Emphasis">Desativar Executar automaticamente em</text:span>, você escolhe <text:span text:style-name="Strong_20_Emphasis">Todas as unidades</text:span>. Após isso é só mandar aplicar. </text:p>
          <text:p text:style-name="P2"><draw:frame draw:style-name="fr1" draw:name="figura5" text:anchor-type="as-char" svg:width="10.583cm" svg:height="10.848cm" draw:z-index="3"><draw:image xlink:href="http://www.tecnosapiens.com.br/home/wp-content/uploads/2009/01/autorun_desativar2.jpg" xlink:type="simple" xlink:show="embed" xlink:actuate="onLoad"/><svg:title>autorun_desativar2</svg:title></draw:frame></text:p>
        </text:list-item>
      </text:list>
      <text:p text:style-name="Text_20_body"/>
      <text:p text:style-name="Text_20_body"><text:tab/>Este procedimento não garante a proteção da máquina, mas ajuda. Caso deseje proteção use GNU/Linux</text:p>
      <text:p text:style-name="Standard"/>
      <text:p text:style-name="Standard">Fonte: http://www.tecnosapiens.com.br/2009/01/como-desabilitar-autorun-no-windows-x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6T20:17:30</meta:creation-date>
    <meta:document-statistic meta:table-count="0" meta:image-count="4" meta:object-count="0" meta:page-count="2" meta:paragraph-count="13" meta:word-count="167" meta:character-count="1103"/>
    <dc:date>2010-10-06T20:22:21</dc:date>
    <dc:creator>william </dc:creator>
    <meta:editing-duration>PT00H04M51S</meta:editing-duration>
    <meta:editing-cycles>1</meta:editing-cycles>
    <meta:generator>OpenOffice.org/3.1$Linux OpenOffice.org_project/310m19$Build-9420</meta:generator>
  </office:meta>
</office:document-meta>
</file>